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_1</text:p>
          </table:table-cell>
          <table:table-cell office:value-type="string" calcext:value-type="string">
            <text:p>Image_2</text:p>
          </table:table-cell>
          <table:table-cell office:value-type="string" calcext:value-type="string">
            <text:p>Predicted X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0003220.jpg</text:p>
          </table:table-cell>
          <table:table-cell office:value-type="string" calcext:value-type="string">
            <text:p>0003221.jpg</text:p>
          </table:table-cell>
          <table:table-cell office:value-type="float" office:value="813047.676065579" calcext:value-type="float">
            <text:p>813047.676065579</text:p>
          </table:table-cell>
          <table:table-cell office:value-type="float" office:value="3865391.32284736" calcext:value-type="float">
            <text:p>3865391.32284736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3221.jpg</text:p>
          </table:table-cell>
          <table:table-cell office:value-type="string" calcext:value-type="string">
            <text:p>0003222.jpg</text:p>
          </table:table-cell>
          <table:table-cell office:value-type="float" office:value="813047.712322557" calcext:value-type="float">
            <text:p>813047.712322557</text:p>
          </table:table-cell>
          <table:table-cell office:value-type="float" office:value="3865372.21567186" calcext:value-type="float">
            <text:p>3865372.21567186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3222.jpg</text:p>
          </table:table-cell>
          <table:table-cell office:value-type="string" calcext:value-type="string">
            <text:p>0003223.jpg</text:p>
          </table:table-cell>
          <table:table-cell office:value-type="float" office:value="813046.727471781" calcext:value-type="float">
            <text:p>813046.727471781</text:p>
          </table:table-cell>
          <table:table-cell office:value-type="float" office:value="3865359.52951616" calcext:value-type="float">
            <text:p>3865359.52951616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3223.jpg</text:p>
          </table:table-cell>
          <table:table-cell office:value-type="string" calcext:value-type="string">
            <text:p>0003224.jpg</text:p>
          </table:table-cell>
          <table:table-cell office:value-type="float" office:value="813045.573907034" calcext:value-type="float">
            <text:p>813045.573907034</text:p>
          </table:table-cell>
          <table:table-cell office:value-type="float" office:value="3865348.39121158" calcext:value-type="float">
            <text:p>3865348.39121158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03224.jpg</text:p>
          </table:table-cell>
          <table:table-cell office:value-type="string" calcext:value-type="string">
            <text:p>0003225.jpg</text:p>
          </table:table-cell>
          <table:table-cell office:value-type="float" office:value="813044.01051858" calcext:value-type="float">
            <text:p>813044.01051858</text:p>
          </table:table-cell>
          <table:table-cell office:value-type="float" office:value="3865338.64024113" calcext:value-type="float">
            <text:p>3865338.64024113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0003253.jpg</text:p>
          </table:table-cell>
          <table:table-cell office:value-type="string" calcext:value-type="string">
            <text:p>0003254.jpg</text:p>
          </table:table-cell>
          <table:table-cell office:value-type="float" office:value="812990.359418856" calcext:value-type="float">
            <text:p>812990.359418856</text:p>
          </table:table-cell>
          <table:table-cell office:value-type="float" office:value="3865159.81303025" calcext:value-type="float">
            <text:p>3865159.81303025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003254.jpg</text:p>
          </table:table-cell>
          <table:table-cell office:value-type="string" calcext:value-type="string">
            <text:p>0003255.jpg</text:p>
          </table:table-cell>
          <table:table-cell office:value-type="float" office:value="812992.558037207" calcext:value-type="float">
            <text:p>812992.558037207</text:p>
          </table:table-cell>
          <table:table-cell table:style-name="ce1" office:value-type="float" office:value="3865074.99374188" calcext:value-type="float">
            <text:p>3865074.99374188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55.jpg</text:p>
          </table:table-cell>
          <table:table-cell office:value-type="string" calcext:value-type="string">
            <text:p>0003256.jpg</text:p>
          </table:table-cell>
          <table:table-cell table:style-name="ce1" office:value-type="float" office:value="812958.676036" calcext:value-type="float">
            <text:p>812958.676036</text:p>
          </table:table-cell>
          <table:table-cell office:value-type="float" office:value="3865483.9305391" calcext:value-type="float">
            <text:p>3865483.9305391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56.jpg</text:p>
          </table:table-cell>
          <table:table-cell office:value-type="string" calcext:value-type="string">
            <text:p>0003257.jpg</text:p>
          </table:table-cell>
          <table:table-cell office:value-type="float" office:value="812972.056286151" calcext:value-type="float">
            <text:p>812972.056286151</text:p>
          </table:table-cell>
          <table:table-cell office:value-type="float" office:value="3865244.46937347" calcext:value-type="float">
            <text:p>3865244.46937347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57.jpg</text:p>
          </table:table-cell>
          <table:table-cell office:value-type="string" calcext:value-type="string">
            <text:p>0003258.jpg</text:p>
          </table:table-cell>
          <table:table-cell office:value-type="float" office:value="812969.755716718" calcext:value-type="float">
            <text:p>812969.755716718</text:p>
          </table:table-cell>
          <table:table-cell table:style-name="ce1" office:value-type="float" office:value="3865224.1223248" calcext:value-type="float">
            <text:p>3865224.1223248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58.jpg</text:p>
          </table:table-cell>
          <table:table-cell office:value-type="string" calcext:value-type="string">
            <text:p>0003259.jpg</text:p>
          </table:table-cell>
          <table:table-cell table:style-name="ce2" office:value-type="float" office:value="812965.718060271" calcext:value-type="float">
            <text:p>812965.718060271</text:p>
          </table:table-cell>
          <table:table-cell office:value-type="float" office:value="3865220.81935378" calcext:value-type="float">
            <text:p>3865220.81935378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59.jpg</text:p>
          </table:table-cell>
          <table:table-cell office:value-type="string" calcext:value-type="string">
            <text:p>0003260.jpg</text:p>
          </table:table-cell>
          <table:table-cell table:style-name="ce2" office:value-type="float" office:value="812961.950627811" calcext:value-type="float">
            <text:p>812961.950627811</text:p>
          </table:table-cell>
          <table:table-cell office:value-type="float" office:value="3865213.98838556" calcext:value-type="float">
            <text:p>3865213.98838556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0.jpg</text:p>
          </table:table-cell>
          <table:table-cell office:value-type="string" calcext:value-type="string">
            <text:p>0003261.jpg</text:p>
          </table:table-cell>
          <table:table-cell office:value-type="float" office:value="812954.356736667" calcext:value-type="float">
            <text:p>812954.356736667</text:p>
          </table:table-cell>
          <table:table-cell table:style-name="ce1" office:value-type="float" office:value="3865201.191716" calcext:value-type="float">
            <text:p>3865201.191716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1.jpg</text:p>
          </table:table-cell>
          <table:table-cell office:value-type="string" calcext:value-type="string">
            <text:p>0003262.jpg</text:p>
          </table:table-cell>
          <table:table-cell office:value-type="float" office:value="812954.436294468" calcext:value-type="float">
            <text:p>812954.436294468</text:p>
          </table:table-cell>
          <table:table-cell office:value-type="float" office:value="3865200.63533723" calcext:value-type="float">
            <text:p>3865200.63533723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2.jpg</text:p>
          </table:table-cell>
          <table:table-cell office:value-type="string" calcext:value-type="string">
            <text:p>0003263.jpg</text:p>
          </table:table-cell>
          <table:table-cell office:value-type="float" office:value="812950.954301411" calcext:value-type="float">
            <text:p>812950.954301411</text:p>
          </table:table-cell>
          <table:table-cell office:value-type="float" office:value="3865192.21751114" calcext:value-type="float">
            <text:p>3865192.21751114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3.jpg</text:p>
          </table:table-cell>
          <table:table-cell office:value-type="string" calcext:value-type="string">
            <text:p>0003264.jpg</text:p>
          </table:table-cell>
          <table:table-cell office:value-type="float" office:value="812946.186010081" calcext:value-type="float">
            <text:p>812946.186010081</text:p>
          </table:table-cell>
          <table:table-cell office:value-type="float" office:value="3865190.84514203" calcext:value-type="float">
            <text:p>3865190.84514203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4.jpg</text:p>
          </table:table-cell>
          <table:table-cell office:value-type="string" calcext:value-type="string">
            <text:p>0003265.jpg</text:p>
          </table:table-cell>
          <table:table-cell office:value-type="float" office:value="812942.763581439" calcext:value-type="float">
            <text:p>812942.763581439</text:p>
          </table:table-cell>
          <table:table-cell office:value-type="float" office:value="3865181.10561712" calcext:value-type="float">
            <text:p>3865181.10561712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5.jpg</text:p>
          </table:table-cell>
          <table:table-cell office:value-type="string" calcext:value-type="string">
            <text:p>0003266.jpg</text:p>
          </table:table-cell>
          <table:table-cell office:value-type="float" office:value="812939.710030145" calcext:value-type="float">
            <text:p>812939.710030145</text:p>
          </table:table-cell>
          <table:table-cell table:style-name="ce1" office:value-type="float" office:value="3865170.94437423" calcext:value-type="float">
            <text:p>3865170.94437423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3266.jpg</text:p>
          </table:table-cell>
          <table:table-cell office:value-type="string" calcext:value-type="string">
            <text:p>0003267.jpg</text:p>
          </table:table-cell>
          <table:table-cell office:value-type="float" office:value="812935.81751319" calcext:value-type="float">
            <text:p>812935.81751319</text:p>
          </table:table-cell>
          <table:table-cell office:value-type="float" office:value="3865163.50021035" calcext:value-type="float">
            <text:p>3865163.50021035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69.jpg</text:p>
          </table:table-cell>
          <table:table-cell office:value-type="string" calcext:value-type="string">
            <text:p>0003270.jpg</text:p>
          </table:table-cell>
          <table:table-cell office:value-type="float" office:value="812920.979873906" calcext:value-type="float">
            <text:p>812920.979873906</text:p>
          </table:table-cell>
          <table:table-cell office:value-type="float" office:value="3865252.29691025" calcext:value-type="float">
            <text:p>3865252.29691025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0.jpg</text:p>
          </table:table-cell>
          <table:table-cell office:value-type="string" calcext:value-type="string">
            <text:p>0003271.jpg</text:p>
          </table:table-cell>
          <table:table-cell office:value-type="float" office:value="812920.766883906" calcext:value-type="float">
            <text:p>812920.766883906</text:p>
          </table:table-cell>
          <table:table-cell office:value-type="float" office:value="3865205.56329713" calcext:value-type="float">
            <text:p>3865205.56329713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1.jpg</text:p>
          </table:table-cell>
          <table:table-cell office:value-type="string" calcext:value-type="string">
            <text:p>0003272.jpg</text:p>
          </table:table-cell>
          <table:table-cell office:value-type="float" office:value="812915.599643308" calcext:value-type="float">
            <text:p>812915.599643308</text:p>
          </table:table-cell>
          <table:table-cell table:style-name="ce1" office:value-type="float" office:value="3865213.65834672" calcext:value-type="float">
            <text:p>3865213.65834672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2.jpg</text:p>
          </table:table-cell>
          <table:table-cell office:value-type="string" calcext:value-type="string">
            <text:p>0003273.jpg</text:p>
          </table:table-cell>
          <table:table-cell office:value-type="float" office:value="812911.458313721" calcext:value-type="float">
            <text:p>812911.458313721</text:p>
          </table:table-cell>
          <table:table-cell table:style-name="ce1" office:value-type="float" office:value="3865209.89365511" calcext:value-type="float">
            <text:p>3865209.89365511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3.jpg</text:p>
          </table:table-cell>
          <table:table-cell office:value-type="string" calcext:value-type="string">
            <text:p>0003274.jpg</text:p>
          </table:table-cell>
          <table:table-cell office:value-type="float" office:value="812911.039730887" calcext:value-type="float">
            <text:p>812911.039730887</text:p>
          </table:table-cell>
          <table:table-cell table:style-name="ce1" office:value-type="float" office:value="3865171.83511094" calcext:value-type="float">
            <text:p>3865171.83511094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4.jpg</text:p>
          </table:table-cell>
          <table:table-cell office:value-type="string" calcext:value-type="string">
            <text:p>0003275.jpg</text:p>
          </table:table-cell>
          <table:table-cell office:value-type="float" office:value="812907.429608328" calcext:value-type="float">
            <text:p>812907.429608328</text:p>
          </table:table-cell>
          <table:table-cell table:style-name="ce1" office:value-type="float" office:value="3865162.89284199" calcext:value-type="float">
            <text:p>3865162.89284199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5.jpg</text:p>
          </table:table-cell>
          <table:table-cell office:value-type="string" calcext:value-type="string">
            <text:p>0003276.jpg</text:p>
          </table:table-cell>
          <table:table-cell office:value-type="float" office:value="812905.27313451" calcext:value-type="float">
            <text:p>812905.27313451</text:p>
          </table:table-cell>
          <table:table-cell table:style-name="ce1" office:value-type="float" office:value="3865143.42240606" calcext:value-type="float">
            <text:p>3865143.42240606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6.jpg</text:p>
          </table:table-cell>
          <table:table-cell office:value-type="string" calcext:value-type="string">
            <text:p>0003277.jpg</text:p>
          </table:table-cell>
          <table:table-cell office:value-type="float" office:value="812900.241867389" calcext:value-type="float">
            <text:p>812900.241867389</text:p>
          </table:table-cell>
          <table:table-cell table:style-name="ce1" office:value-type="float" office:value="3865144.1227068" calcext:value-type="float">
            <text:p>3865144.1227068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7.jpg</text:p>
          </table:table-cell>
          <table:table-cell office:value-type="string" calcext:value-type="string">
            <text:p>0003278.jpg</text:p>
          </table:table-cell>
          <table:table-cell office:value-type="float" office:value="812896.465635927" calcext:value-type="float">
            <text:p>812896.465635927</text:p>
          </table:table-cell>
          <table:table-cell table:style-name="ce1" office:value-type="float" office:value="3865136.87680925" calcext:value-type="float">
            <text:p>3865136.87680925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8.jpg</text:p>
          </table:table-cell>
          <table:table-cell office:value-type="string" calcext:value-type="string">
            <text:p>0003279.jpg</text:p>
          </table:table-cell>
          <table:table-cell office:value-type="float" office:value="812892.904752254" calcext:value-type="float">
            <text:p>812892.904752254</text:p>
          </table:table-cell>
          <table:table-cell table:style-name="ce1" office:value-type="float" office:value="3865128.20842241" calcext:value-type="float">
            <text:p>3865128.20842241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3279.jpg</text:p>
          </table:table-cell>
          <table:table-cell office:value-type="string" calcext:value-type="string">
            <text:p>0003280.jpg</text:p>
          </table:table-cell>
          <table:table-cell office:value-type="float" office:value="812889.200576674" calcext:value-type="float">
            <text:p>812889.200576674</text:p>
          </table:table-cell>
          <table:table-cell table:style-name="ce1" office:value-type="float" office:value="3865120.00049511" calcext:value-type="float">
            <text:p>3865120.00049511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3:41:54.679289403</meta:creation-date>
    <meta:generator>LibreOffice/5.1.6.2$Linux_X86_64 LibreOffice_project/10m0$Build-2</meta:generator>
    <dc:date>2019-03-23T01:53:16.425526082</dc:date>
    <meta:editing-duration>PT9M20S</meta:editing-duration>
    <meta:editing-cycles>2</meta:editing-cycles>
    <meta:document-statistic meta:table-count="1" meta:cell-count="219" meta:object-count="0"/>
  </office:meta>
</office:document-meta>
</file>